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.54cm" svg:x="6.715cm" svg:y="2.905cm">
          <text:p text:style-name="P1">Vertex</text:p>
          <text:p text:style-name="P1">Proces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2.54cm" svg:x="6.715cm" svg:y="7.35cm">
          <text:p text:style-name="P1">Geometry</text:p>
          <text:p text:style-name="P1">Proces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2.54cm" svg:x="6.715cm" svg:y="11.795cm">
          <text:p text:style-name="P1">Cli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7.62cm" svg:x="6.715cm" svg:y="16.24cm">
          <text:p text:style-name="P1">Rasteriz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2.54cm" svg:x="6.715cm" svg:y="11.795cm">
          <text:p text:style-name="P1">Cli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905cm" svg:x="7.35cm" svg:y="20.685cm">
          <text:p text:style-name="P1">Fragment</text:p>
          <text:p text:style-name="P1">Proces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525cm" svg:y1="5.445cm" svg:x2="10.525cm" svg:y2="7.35cm">
          <text:p/>
        </draw:line>
        <draw:line draw:style-name="gr2" draw:text-style-name="P1" draw:layer="layout" svg:x1="10.525cm" svg:y1="9.89cm" svg:x2="10.525cm" svg:y2="11.795cm">
          <text:p/>
        </draw:line>
        <draw:line draw:style-name="gr2" draw:text-style-name="P1" draw:layer="layout" svg:x1="10.525cm" svg:y1="14.335cm" svg:x2="10.525cm" svg:y2="16.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0-10-29T15:10:27</meta:creation-date>
    <dc:date>2010-10-29T15:21:09</dc:date>
    <dc:creator>Etay Meiri</dc:creator>
    <meta:editing-duration>PT00H10M42S</meta:editing-duration>
    <meta:editing-cycles>1</meta:editing-cycles>
    <meta:document-statistic meta:object-count="9"/>
    <meta:generator>OpenOffice.org/3.2$Unix OpenOffice.org_project/320m12$Build-9483</meta:generator>
  </office:meta>
</office:document-meta>
</file>